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1.91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13cm" svg:height="2.413cm" svg:x="9.89cm" svg:y="3.032cm">
          <text:p text:style-name="P1">Q<text:span text:style-name="T1">f </text:span><text:span text:style-name="T2">= 8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13cm" svg:height="2.413cm" svg:x="7.477cm" svg:y="7.858cm">
          <text:p text:style-name="P1">Q<text:span text:style-name="T1">f </text:span><text:span text:style-name="T2">= 7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13cm" svg:height="2.413cm" svg:x="12.303cm" svg:y="7.858cm">
          <text:p text:style-name="P1">Q<text:span text:style-name="T1">f </text:span><text:span text:style-name="T2">= 75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.096cm" svg:y1="5.445cm" svg:x2="8.683cm" svg:y2="7.858cm" draw:start-shape="id1" draw:start-glue-point="2" draw:end-shape="id2" draw:end-glue-point="0" svg:d="M11096 5445l-2413 2413" svg:viewBox="0 0 2414 2414">
          <text:p/>
        </draw:connector>
        <draw:connector draw:style-name="gr2" draw:text-style-name="P2" draw:layer="layout" draw:type="line" svg:x1="11.096cm" svg:y1="5.445cm" svg:x2="13.509cm" svg:y2="7.858cm" draw:start-shape="id1" draw:start-glue-point="2" draw:end-shape="id3" draw:end-glue-point="0" svg:d="M11096 5445l2413 2413" svg:viewBox="0 0 2414 2414">
          <text:p/>
        </draw:connector>
        <draw:custom-shape draw:style-name="gr1" draw:text-style-name="P1" xml:id="id5" draw:id="id5" draw:layer="layout" svg:width="2.413cm" svg:height="2.413cm" svg:x="8.874cm" svg:y="12.684cm">
          <text:p text:style-name="P1">Q<text:span text:style-name="T1">f </text:span><text:span text:style-name="T2">= 4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13cm" svg:height="2.413cm" svg:x="6.207cm" svg:y="12.684cm">
          <text:p text:style-name="P1">Q<text:span text:style-name="T1">f </text:span><text:span text:style-name="T2">= 4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683cm" svg:y1="10.271cm" svg:x2="7.413cm" svg:y2="12.684cm" draw:start-shape="id2" draw:start-glue-point="2" draw:end-shape="id4" draw:end-glue-point="0" svg:d="M8683 10271l-1270 2413" svg:viewBox="0 0 1271 2414">
          <text:p/>
        </draw:connector>
        <draw:connector draw:style-name="gr2" draw:text-style-name="P2" draw:layer="layout" draw:type="line" svg:x1="8.683cm" svg:y1="10.271cm" svg:x2="10.08cm" svg:y2="12.684cm" draw:start-shape="id2" draw:start-glue-point="2" draw:end-shape="id5" draw:end-glue-point="0" svg:d="M8683 10271l1397 2413" svg:viewBox="0 0 1398 2414">
          <text:p/>
        </draw:connector>
        <draw:custom-shape draw:style-name="gr1" draw:text-style-name="P1" xml:id="id6" draw:id="id6" draw:layer="layout" svg:width="2.413cm" svg:height="2.413cm" svg:x="12.303cm" svg:y="12.684cm">
          <text:p text:style-name="P1">Q<text:span text:style-name="T1">f </text:span><text:span text:style-name="T2">= 5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413cm" svg:height="2.413cm" svg:x="8.874cm" svg:y="17.51cm">
          <text:p text:style-name="P1">Q<text:span text:style-name="T1">f </text:span><text:span text:style-name="T2">= 35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509cm" svg:y1="10.271cm" svg:x2="13.509cm" svg:y2="12.684cm" draw:start-shape="id3" draw:start-glue-point="2" draw:end-shape="id6" draw:end-glue-point="0" svg:d="M13509 10271v2413" svg:viewBox="0 0 1 2414">
          <text:p/>
        </draw:connector>
        <draw:connector draw:style-name="gr2" draw:text-style-name="P2" draw:layer="layout" draw:type="line" svg:x1="10.08cm" svg:y1="15.097cm" svg:x2="10.08cm" svg:y2="17.51cm" draw:start-shape="id5" draw:start-glue-point="2" draw:end-shape="id7" svg:d="M10080 15097v2413" svg:viewBox="0 0 1 2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1:31:46.232081434</meta:creation-date>
    <dc:date>2016-06-01T11:35:47.588011929</dc:date>
    <meta:editing-duration>PT4M2S</meta:editing-duration>
    <meta:editing-cycles>1</meta:editing-cycles>
    <meta:document-statistic meta:object-count="13"/>
    <meta:generator>LibreOffice/5.1.2.2$Linux_X86_64 LibreOffice_project/10m0$Build-2</meta:generator>
  </office:meta>
</office:document-meta>
</file>